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.995cm" style:auto-text-indent="false"/>
      <style:text-properties style:font-name="Times New Roman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995cm" style:auto-text-indent="false"/>
      <style:text-properties style:font-name="Times New Roman"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995cm" style:auto-text-indent="false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/>
    </style:style>
    <style:style style:name="T1" style:family="text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luno: Lucas Pereira Da Silva.</text:p>
      <text:p text:style-name="P1"/>
      <text:p text:style-name="P2">Relatório De Visita A SeTIC</text:p>
      <text:p text:style-name="P1"/>
      <text:p text:style-name="P1">No dia 29 de agosto de 2011 foi feita uma visita a SeTIC (antigo NPD). Lá vimos as instalações da SeTIC e como o mesmo está interconectado com outros locais. Vimos os modens que são conectados a cidades da região, os roteadores, o data center e demais instalações físicas.</text:p>
      <text:p text:style-name="P1">Um ponto interessante que foi falado por um dos responsáveis da SeTIC é a migração que estão fazendo para a computação em nuvem. Segundo ele, no ano passado a SeTIC contava com vários servidores instalados localmente para prover serviços para a universidade e órgãos da região. Entretanto, essas máquinas estão sendo virtualizadas e estão sendo “jogadas” para a nuvem.</text:p>
      <text:p text:style-name="P1">Foi falado que essa migração tem sido bastante positiva e a maior dificuldade é fazer a migração mantendo em paralelo os serviços que são providos pela SeTIC. Um dos pontos positivos de utilizar a computação em nuvem na SeTIC é a não mais preocupação com equipamentos queimados. Equipamentos como discos rígidos que antes davam muito incomodo ao sofrerem algum problema, agora não mais são preocupações.</text:p>
      <text:p text:style-name="P1">A SeTIC está conectada atualmente com a RNP (Rede Nacional de Ensino e Pesquisa) por uma rede ótica de 10 Gbps que se liga ao Rio Grande Do Sul e a São Paulo. É interessante notar que até pouco tempo essa conexão era de 5 Gbps. Além disso, a SeTIC conta com uma infraestrutura de modens, acess points, no breaks, roteadores, switches e um data center. Todos esses equipamentos mantém uma estrutura que serve para prover serviços de internet para toda a universidade e até mesmo para outros órgãos da região de Florianópolis.</text:p>
      <text:p text:style-name="P3"><text:span text:style-name="T1">A SeTIC também está conectada a </text:span>REMEP-FLN (Rede Metropolitana de Florianópolis) e segundo o próprio site da SeTIC (<text:a xlink:type="simple" xlink:href="http://setic.ufsc.br/infra-estrutura-de-tic/redeufsc/conectividade-metropolitana/">http://setic.ufsc.br/infra-estrutura-de-tic/redeufsc/conectividade-metropolitana/</text:a>) ela possui a seguinte infraestrutura com a REMEP-FLN: Aproximadamente 383,4 Km de pares e 81 Km de cabos na parte de infraestrutura óptica. Sendo que destes aproximadamente 200,5 Km de pares e 40 Km de cabos são da infraestrutura própria, enquanto que 183,4 Km de pares e 41 Km de cabos são do acordo de swap RMG. Além disso possui uma rede óptica com 36 estruturas conectadas e uma rede sem fio com 5 estruturas conectadas.</text:p>
      <text:p text:style-name="P3"><text:span text:style-name="T1">A SeTIC também faz a distribuição da internet via cabo para os diversos centros da UFSC, bem como também gerencia o provimento da rede sem fio para toda a universidade. E a lista completa de serviços oferecidos pela SeTIC pode ser encontrada em </text:span><text:a xlink:type="simple" xlink:href="http://setic.ufsc.br/ver-tudo/"><text:span text:style-name="T1">http://setic.ufsc.br/ver-tudo/</text:span></text:a><text:span text:style-name="T1">. Um ponto interessante a ser notado que é a computação em nuvem irá permitir e já está permitindo que a SeTIC possa oferecer <text:s/>com mais facilidades cada vez mais serviços. Serviços estes não voltados apenas para a universidade, mas sim para diversos órgãos da regi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as Pereira</meta:initial-creator>
    <meta:creation-date>2011-09-04T19:52:22</meta:creation-date>
    <dc:date>2011-09-04T20:55:33</dc:date>
    <dc:creator>Lucas Pereira</dc:creator>
    <meta:editing-duration>PT01H00M03S</meta:editing-duration>
    <meta:editing-cycles>17</meta:editing-cycles>
    <meta:generator>OpenOffice.org/3.2$Linux OpenOffice.org_project/320m12$Build-9483</meta:generator>
    <meta:document-statistic meta:table-count="0" meta:image-count="0" meta:object-count="0" meta:page-count="1" meta:paragraph-count="8" meta:word-count="461" meta:character-count="2788"/>
  </office:meta>
</office:document-meta>
</file>